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333333" draw:marker-start-width="0.25cm" draw:marker-end-width="0.25cm" draw:fill="solid" draw:fill-color="#83caff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2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4" style:family="graphic" style:parent-style-name="standard">
      <style:graphic-properties draw:stroke="none" svg:stroke-width="0.03cm" svg:stroke-color="#333333" draw:marker-start-width="0.25cm" draw:marker-end-width="0.25cm" draw:fill="solid" draw:fill-color="#0084d1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5" style:family="graphic" style:parent-style-name="standard">
      <style:graphic-properties draw:stroke="none" svg:stroke-width="0.03cm" svg:stroke-color="#333333" draw:marker-start-width="0.25cm" draw:marker-end-width="0.25cm" draw:fill="solid" draw:fill-color="#83caff" draw:textarea-horizontal-align="justify" draw:textarea-vertical-align="middle" draw:auto-grow-height="false" fo:padding-top="0.14cm" fo:padding-bottom="0.14cm" fo:padding-left="0.1cm" fo:padding-right="0.1cm" fo:wrap-option="wrap" draw:shadow="visible" draw:shadow-offset-x="0.02cm" draw:shadow-offset-y="0.02cm" draw:shadow-color="#999999"/>
    </style:style>
    <style:style style:name="gr6" style:family="graphic" style:parent-style-name="standard">
      <style:graphic-properties draw:stroke="dash" draw:stroke-dash="Ultrafine_20_Dashed" svg:stroke-width="0.05cm" svg:stroke-color="#c5000b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family="'DejaVu Sans Condensed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family="'DejaVu Sans Condensed'" style:font-family-generic="swiss" style:font-pitch="variable" fo:font-size="10.5pt" style:font-size-asian="10.5pt" style:font-size-complex="10.5pt"/>
    </style:style>
    <style:style style:name="P7" style:family="paragraph">
      <style:text-properties fo:color="#c5000b" fo:font-style="italic" style:font-style-asian="italic" style:font-style-complex="italic"/>
    </style:style>
    <style:style style:name="P8" style:family="paragraph">
      <style:text-properties fo:color="#c5000b" fo:font-family="'DejaVu Sans Condensed'" style:font-family-generic="swiss" style:font-pitch="variable"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fo:font-family="'DejaVu Sans Condensed'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DejaVu Sans Condensed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family="'DejaVu Sans Condensed'" style:font-family-generic="swiss" style:font-pitch="variable" fo:font-size="10.5pt" style:font-size-asian="10.5pt" style:font-size-complex="10.5pt"/>
    </style:style>
    <style:style style:name="T5" style:family="text">
      <style:text-properties fo:color="#c5000b" fo:font-family="'DejaVu Sans Condensed'" style:font-family-generic="swiss" style:font-pitch="variable"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0.6cm" svg:height="0.8cm" svg:x="8.4cm" svg:y="3.1cm">
          <text:p text:style-name="P1"><text:span text:style-name="T1">G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1cm" svg:height="0.8cm" svg:x="9.1cm" svg:y="4.8cm">
          <text:p text:style-name="P3"><text:span text:style-name="T2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10.3cm" svg:y="4.8cm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1cm" svg:height="0.8cm" svg:x="5.8cm" svg:y="3.1cm">
          <text:p text:style-name="P3"><text:span text:style-name="T2">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1cm" svg:height="0.8cm" svg:x="4.6cm" svg:y="3.1cm">
          <text:p text:style-name="P3"><text:span text:style-name="T2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10.3cm" svg:y="3.1cm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1cm" svg:height="0.8cm" svg:x="11.5cm" svg:y="3.1cm">
          <text:p text:style-name="P3"><text:span text:style-name="T3">ESP-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1cm" svg:height="0.8cm" svg:x="7.2cm" svg:y="4.8cm">
          <text:p text:style-name="P3"><text:span text:style-name="T2">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1cm" svg:height="0.8cm" svg:x="11.5cm" svg:y="4.8cm">
          <text:p text:style-name="P3"><text:span text:style-name="T3">ESP-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1cm" svg:height="0.8cm" svg:x="9.1cm" svg:y="3.1cm">
          <text:p text:style-name="P3"><text:span text:style-name="T2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3cm" svg:height="0.8cm" svg:x="7cm" svg:y="3.1cm">
          <text:p text:style-name="P1"><text:span text:style-name="T1">GRE IP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3cm" svg:height="0.8cm" svg:x="5.8cm" svg:y="4.8cm">
          <text:p text:style-name="P1"><text:span text:style-name="T1">GRE IP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cm" svg:height="0.8cm" svg:x="8.4cm" svg:y="4.8cm">
          <text:p text:style-name="P1"><text:span text:style-name="T1">G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6cm" svg:height="1cm" svg:x="6.9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175cm" svg:height="1cm" svg:x="8.3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2.589cm" svg:height="0.683cm" svg:x="4.4cm" svg:y="2.5cm">
          <draw:text-box>
            <text:p><text:span text:style-name="T4">Mode Tunnel</text:span></text:p>
          </draw:text-box>
        </draw:frame>
        <draw:frame draw:style-name="gr7" draw:text-style-name="P6" draw:layer="layout" svg:width="3.063cm" svg:height="0.683cm" svg:x="4.401cm" svg:y="4.201cm">
          <draw:text-box>
            <text:p><text:span text:style-name="T4">Mode Transport</text:span></text:p>
          </draw:text-box>
        </draw:frame>
        <draw:frame draw:style-name="gr7" draw:text-style-name="P8" draw:layer="layout" svg:width="2.771cm" svg:height="0.683cm" svg:x="8.302cm" svg:y="4.002cm">
          <draw:text-box>
            <text:p text:style-name="P7"><text:span text:style-name="T5">trafic protégé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4T21:03:54</meta:creation-date>
    <dc:date>2012-12-17T23:05:51</dc:date>
    <meta:editing-duration>PT3H30M</meta:editing-duration>
    <meta:editing-cycles>19</meta:editing-cycles>
    <meta:generator>LibreOffice/3.5$Linux_X86_64 LibreOffice_project/350m1$Build-2</meta:generator>
    <meta:document-statistic meta:object-count="18"/>
  </office:meta>
</office:document-meta>
</file>